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list-style-name="LFO1" style:family="paragraph"/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P10" style:parent-style-name="Normal" style:list-style-name="LFO1" style:family="paragraph"/>
    <style:style style:name="P11" style:parent-style-name="Normal" style:family="paragraph">
      <style:text-properties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P13" style:parent-style-name="Normal" style:list-style-name="LFO2" style:family="paragraph"/>
    <style:style style:name="T14" style:parent-style-name="Policepardéfaut" style:family="text">
      <style:text-properties fo:font-weight="bold" style:font-weight-asian="bold" style:font-weight-complex="bold"/>
    </style:style>
    <style:style style:name="P15" style:parent-style-name="Normal" style:list-style-name="LFO2" style:family="paragraph"/>
    <style:style style:name="T16" style:parent-style-name="Policepardéfaut" style:family="text">
      <style:text-properties fo:font-weight="bold" style:font-weight-asian="bold" style:font-weight-complex="bold"/>
    </style:style>
    <style:style style:name="P17" style:parent-style-name="Normal" style:list-style-name="LFO2" style:family="paragraph"/>
    <style:style style:name="T18" style:parent-style-name="Policepardéfaut" style:family="text">
      <style:text-properties fo:font-weight="bold" style:font-weight-asian="bold" style:font-weight-complex="bold"/>
    </style:style>
    <style:style style:name="P19" style:parent-style-name="Normal" style:list-style-name="LFO2" style:family="paragraph"/>
    <style:style style:name="T20" style:parent-style-name="Policepardéfaut" style:family="text">
      <style:text-properties fo:font-weight="bold" style:font-weight-asian="bold" style:font-weight-complex="bold"/>
    </style:style>
    <style:style style:name="T21" style:parent-style-name="Policepardéfaut" style:family="text">
      <style:text-properties fo:font-weight="bold" style:font-weight-asian="bold" style:font-weight-complex="bold"/>
    </style:style>
    <style:style style:name="P22" style:parent-style-name="Normal" style:list-style-name="LFO3" style:family="paragraph"/>
    <style:style style:name="P23" style:parent-style-name="Normal" style:list-style-name="LFO3" style:family="paragraph"/>
    <style:style style:name="P24" style:parent-style-name="Normal" style:list-style-name="LFO3" style:family="paragraph"/>
    <style:style style:name="T25" style:parent-style-name="Policepardéfaut" style:family="text">
      <style:text-properties fo:font-weight="bold" style:font-weight-asian="bold" style:font-weight-complex="bold"/>
    </style:style>
    <style:style style:name="P26" style:parent-style-name="Normal" style:list-style-name="LFO3" style:family="paragraph"/>
    <style:style style:name="T27" style:parent-style-name="Policepardéfaut" style:family="text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T29" style:parent-style-name="Policepardéfaut" style:family="text">
      <style:text-properties fo:font-weight="bold" style:font-weight-asian="bold" style:font-weight-complex="bold"/>
    </style:style>
    <style:style style:name="P30" style:parent-style-name="Normal" style:list-style-name="LFO4" style:family="paragraph"/>
    <style:style style:name="T31" style:parent-style-name="Policepardéfaut" style:family="text">
      <style:text-properties fo:font-weight="bold" style:font-weight-asian="bold" style:font-weight-complex="bold"/>
    </style:style>
    <style:style style:name="P32" style:parent-style-name="Normal" style:list-style-name="LFO4" style:family="paragraph"/>
    <style:style style:name="T33" style:parent-style-name="Policepardéfaut" style:family="text">
      <style:text-properties fo:font-weight="bold" style:font-weight-asian="bold" style:font-weight-complex="bold"/>
    </style:style>
    <style:style style:name="T34" style:parent-style-name="Policepardéfaut" style:family="text">
      <style:text-properties fo:font-weight="bold" style:font-weight-asian="bold" style:font-weight-complex="bold"/>
    </style:style>
    <style:style style:name="T35" style:parent-style-name="Policepardéfaut" style:family="text">
      <style:text-properties fo:font-weight="bold" style:font-weight-asian="bold" style:font-weight-complex="bold"/>
    </style:style>
    <style:style style:name="T36" style:parent-style-name="Policepardéfaut" style:family="text">
      <style:text-properties fo:font-weight="bold" style:font-weight-asian="bold" style:font-weight-complex="bold"/>
    </style:style>
    <style:style style:name="T37" style:parent-style-name="Policepardéfaut" style:family="text">
      <style:text-properties fo:font-weight="bold" style:font-weight-asian="bold" style:font-weight-complex="bold"/>
    </style:style>
    <style:style style:name="P38" style:parent-style-name="Normal" style:list-style-name="LFO4" style:family="paragraph"/>
    <style:style style:name="P39" style:parent-style-name="Normal" style:list-style-name="LFO4" style:family="paragraph"/>
    <style:style style:name="T40" style:parent-style-name="Policepardéfaut" style:family="text">
      <style:text-properties fo:font-weight="bold" style:font-weight-asian="bold" style:font-weight-complex="bold"/>
    </style:style>
    <style:style style:name="T41" style:parent-style-name="Policepardéfaut" style:family="text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T43" style:parent-style-name="Policepardéfaut" style:family="text">
      <style:text-properties fo:font-weight="bold" style:font-weight-asian="bold" style:font-weight-complex="bold"/>
    </style:style>
    <style:style style:name="T44" style:parent-style-name="Policepardéfaut" style:family="text">
      <style:text-properties fo:font-weight="bold" style:font-weight-asian="bold" style:font-weight-complex="bold"/>
    </style:style>
    <style:style style:name="P45" style:parent-style-name="Normal" style:list-style-name="LFO5" style:family="paragraph"/>
    <style:style style:name="P46" style:parent-style-name="Normal" style:list-style-name="LFO5" style:family="paragraph"/>
    <style:style style:name="P47" style:parent-style-name="Normal" style:list-style-name="LFO5" style:family="paragraph"/>
    <style:style style:name="T48" style:parent-style-name="Policepardéfaut" style:family="text">
      <style:text-properties fo:font-weight="bold" style:font-weight-asian="bold" style:font-weight-complex="bold"/>
    </style:style>
    <style:style style:name="T49" style:parent-style-name="Policepardéfaut" style:family="text">
      <style:text-properties fo:font-weight="bold" style:font-weight-asian="bold" style:font-weight-complex="bold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T51" style:parent-style-name="Policepardéfaut" style:family="text">
      <style:text-properties fo:font-weight="bold" style:font-weight-asian="bold" style:font-weight-complex="bold"/>
    </style:style>
    <style:style style:name="T52" style:parent-style-name="Policepardéfaut" style:family="text">
      <style:text-properties fo:font-weight="bold" style:font-weight-asian="bold" style:font-weight-complex="bold"/>
    </style:style>
    <style:style style:name="P53" style:parent-style-name="Normal" style:list-style-name="LFO6" style:family="paragraph"/>
    <style:style style:name="T54" style:parent-style-name="Policepardéfaut" style:family="text">
      <style:text-properties fo:font-weight="bold" style:font-weight-asian="bold" style:font-weight-complex="bold"/>
    </style:style>
    <style:style style:name="T55" style:parent-style-name="Policepardéfaut" style:family="text">
      <style:text-properties fo:font-weight="bold" style:font-weight-asian="bold" style:font-weight-complex="bold"/>
    </style:style>
    <style:style style:name="P56" style:parent-style-name="Normal" style:list-style-name="LFO6" style:family="paragraph"/>
    <style:style style:name="T57" style:parent-style-name="Policepardéfaut" style:family="text">
      <style:text-properties fo:font-weight="bold" style:font-weight-asian="bold" style:font-weight-complex="bold"/>
    </style:style>
    <style:style style:name="T58" style:parent-style-name="Policepardéfaut" style:family="text">
      <style:text-properties fo:font-weight="bold" style:font-weight-asian="bold" style:font-weight-complex="bold"/>
    </style:style>
    <style:style style:name="P59" style:parent-style-name="Normal" style:list-style-name="LFO6" style:family="paragraph"/>
    <style:style style:name="P60" style:parent-style-name="Normal" style:list-style-name="LFO6" style:family="paragraph"/>
    <style:style style:name="T61" style:parent-style-name="Policepardéfaut" style:family="text">
      <style:text-properties fo:font-weight="bold" style:font-weight-asian="bold" style:font-weight-complex="bold"/>
    </style:style>
    <style:style style:name="P62" style:parent-style-name="Normal" style:family="paragraph">
      <style:text-properties fo:font-weight="bold" style:font-weight-asian="bold" style:font-weight-complex="bold"/>
    </style:style>
    <style:style style:name="T63" style:parent-style-name="Policepardéfaut" style:family="text">
      <style:text-properties fo:font-weight="bold" style:font-weight-asian="bold" style:font-weight-complex="bold"/>
    </style:style>
    <style:style style:name="P64" style:parent-style-name="Normal" style:list-style-name="LFO7" style:family="paragraph"/>
    <style:style style:name="P65" style:parent-style-name="Normal" style:list-style-name="LFO7" style:family="paragraph"/>
    <style:style style:name="P66" style:parent-style-name="Normal" style:list-style-name="LFO7" style:family="paragraph"/>
    <style:style style:name="P67" style:parent-style-name="Normal" style:list-style-name="LFO7" style:family="paragraph"/>
    <style:style style:name="T68" style:parent-style-name="Policepardéfaut" style:family="text">
      <style:text-properties fo:font-weight="bold" style:font-weight-asian="bold" style:font-weight-complex="bold"/>
    </style:style>
    <style:style style:name="T69" style:parent-style-name="Policepardéfaut" style:family="text">
      <style:text-properties fo:font-weight="bold" style:font-weight-asian="bold" style:font-weight-complex="bold"/>
    </style:style>
    <style:style style:name="T70" style:parent-style-name="Policepardéfaut" style:family="text">
      <style:text-properties fo:font-style="italic" style:font-style-asian="italic" style:font-style-complex="italic"/>
    </style:style>
    <style:style style:name="P71" style:parent-style-name="Normal" style:family="paragraph">
      <style:text-properties fo:font-weight="bold" style:font-weight-asian="bold" style:font-weight-complex="bold"/>
    </style:style>
    <style:style style:name="P72" style:parent-style-name="Normal" style:list-style-name="LFO8" style:family="paragraph"/>
    <style:style style:name="T73" style:parent-style-name="Policepardéfaut" style:family="text">
      <style:text-properties fo:font-weight="bold" style:font-weight-asian="bold" style:font-weight-complex="bold"/>
    </style:style>
    <style:style style:name="P74" style:parent-style-name="Normal" style:list-style-name="LFO8" style:family="paragraph"/>
    <style:style style:name="T75" style:parent-style-name="Policepardéfaut" style:family="text">
      <style:text-properties fo:font-weight="bold" style:font-weight-asian="bold" style:font-weight-complex="bold"/>
    </style:style>
    <style:style style:name="P76" style:parent-style-name="Normal" style:list-style-name="LFO8" style:family="paragraph"/>
    <style:style style:name="P77" style:parent-style-name="Normal" style:list-style-name="LFO8" style:family="paragraph"/>
    <style:style style:name="P78" style:parent-style-name="Normal" style:list-style-name="LFO8" style:family="paragraph"/>
    <style:style style:name="T79" style:parent-style-name="Policepardéfaut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Prompts<text:s/></text:p>
      <text:p text:style-name="P2">0) Audit &amp; normalisation rapide du projet</text:p>
      <text:p text:style-name="Normal">Analyse le repo<text:s/><text:span text:style-name="T3">emploi_temps_cicd</text:span>. Sans rien casser côté métier, assure-toi que les tests soient<text:s/><text:span text:style-name="T4">hermétiques et headless</text:span><text:s/>(pas d’UI Tkinter, pas de réseau).</text:p>
      <text:list text:style-name="LFO1" text:continue-numbering="true">
        <text:list-item>
          <text:p text:style-name="P5">Laisse pytest.ini en place et garde la génération de coverage.xml.</text:p>
        </text:list-item>
        <text:list-item>
          <text:p text:style-name="P6">Harmonise les imports pour que les tests exécutés depuis la racine fonctionnent.</text:p>
        </text:list-item>
        <text:list-item>
          <text:p text:style-name="P7">Si des tests sont à la racine (ex: test_clean_days.py, test_integration.py, etc.), garde-les utilisables<text:s/><text:span text:style-name="T8">tels quels</text:span><text:s/>ou ajoute des wrappers sous tests/ qui les importent proprement.</text:p>
        </text:list-item>
        <text:list-item>
          <text:p text:style-name="P9">Vérifie que les fixtures (fixtures/ et test_edt.html) soient chargées via chemins robustes.</text:p>
        </text:list-item>
        <text:list-item>
          <text:p text:style-name="P10">Conserve sonar-project.properties (clé ZahamIzaz_emploi_temps_cicd) et l’output coverage.xml attendu par SonarCloud. Donne-moi les diffs nécessaires uniquement si tu dois corriger des chemins.<text:s/><text:a xlink:href="https://github.com/ZahamIzaz/emploi_temps_cicd" office:target-frame-name="_blank" xlink:show="new"><text:span text:style-name="Lienhypertexte">GitHub+1</text:span></text:a></text:p>
        </text:list-item>
      </text:list>
      <text:p text:style-name="Normal"><draw:custom-shape svg:x="0in" svg:y="0in" svg:width="45.51042in" svg:height="0.00139in" draw:z-index="0" draw:id="id0" draw:style-name="a0" draw:name="Horizontal Line 37" text:anchor-type="as-char"><svg:title/><svg:desc/><draw:enhanced-geometry draw:type="non-primitive" svg:viewBox="0 0 21600 21600" draw:enhanced-path="M 0 0 L 21600 0 21600 21600 0 21600 Z N"/></draw:custom-shape></text:p>
      <text:p text:style-name="P11">1) Stage test &amp; quality (lint + unit + non-régression + Sonar/Quality Gate)</text:p>
      <text:p text:style-name="Normal">Corrige/écris .github/workflows/ci.yml pour avoir un<text:s/><text:span text:style-name="T12">stage 1 test_quality</text:span><text:s/>composé de 4 jobs :</text:p>
      <text:list text:style-name="LFO2" text:continue-numbering="true">
        <text:list-item>
          <text:p text:style-name="P13"><text:span text:style-name="T14">Lint</text:span>: flake8 . (utilise les règles de .flake8 déjà présent).</text:p>
        </text:list-item>
        <text:list-item>
          <text:p text:style-name="P15"><text:span text:style-name="T16">Unit Tests</text:span>: pytest --cov=. --cov-report=xml:coverage.xml et upload de coverage.xml en artifact.</text:p>
        </text:list-item>
        <text:list-item>
          <text:p text:style-name="P17"><text:span text:style-name="T18">Regression Tests</text:span>: exécuter test_regression.py (snapshot).</text:p>
        </text:list-item>
        <text:list-item>
          <text:p text:style-name="P19"><text:span text:style-name="T20">SonarCloud Analysis</text:span>: récupère l’artifact coverage.xml et lance l’action officielle SonarCloud avec ${{ secrets.SONAR_TOKEN }}. Le job<text:s/><text:span text:style-name="T21">échoue si Quality Gate est rouge</text:span>.<text:line-break/>Contraintes :</text:p>
        </text:list-item>
      </text:list>
      <text:list text:style-name="LFO3" text:continue-numbering="true">
        <text:list-item>
          <text:p text:style-name="P22">Python 3.10 (actions/setup-python).</text:p>
        </text:list-item>
        <text:list-item>
          <text:p text:style-name="P23">Cache pip.</text:p>
        </text:list-item>
        <text:list-item>
          <text:p text:style-name="P24">sonar<text:s/><text:span text:style-name="T25">needs</text:span><text:s/>les 2 jobs de tests.</text:p>
        </text:list-item>
        <text:list-item>
          <text:p text:style-name="P26">Ne touche pas aux autres fichiers (tests, pytest.ini, sonar-project.properties).<text:line-break/>Retourne<text:s/><text:span text:style-name="T27">le YAML complet</text:span><text:s/>du workflow.<text:s/><text:a xlink:href="https://github.com/ZahamIzaz/emploi_temps_cicd" office:target-frame-name="_blank" xlink:show="new"><text:span text:style-name="Lienhypertexte">GitHub</text:span></text:a></text:p>
        </text:list-item>
      </text:list>
      <text:p text:style-name="Normal"><draw:custom-shape svg:x="0in" svg:y="0in" svg:width="45.51042in" svg:height="0.00139in" draw:z-index="0" draw:id="id1" draw:style-name="a1" draw:name="Horizontal Line 38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P28">2) Stage build (image Docker + smoke test)</text:p>
      <text:p text:style-name="Normal">Mets à jour le Dockerfile multi-étapes pour builder et tester l’app<text:s/><text:span text:style-name="T29">en mode console</text:span><text:s/>:</text:p>
      <text:list text:style-name="LFO4" text:continue-numbering="true">
        <text:list-item>
          <text:p text:style-name="P30"><text:span text:style-name="T31">builder</text:span>: base python:3.10-slim, installe deps depuis requirements.txt et requirements-dev.txt, exécute des tests rapides (ou python smoke_test.py) puis prépare l’app.</text:p>
        </text:list-item>
        <text:list-item>
          <text:p text:style-name="P32"><text:span text:style-name="T33">runtime</text:span>: base python:3.10-slim, ne copie que le strict nécessaire (code + fixtures/), et<text:s/><text:span text:style-name="T34">ENTRYPOINT</text:span><text:s/>par défaut qui lance un<text:s/><text:span text:style-name="T35">smoke test</text:span><text:s/>(python smoke_test.py ou commande équivalente).<text:line-break/>Ajoute au workflow un job<text:s/><text:span text:style-name="T36">Docker Build &amp; Test</text:span><text:s/>dans le<text:s/><text:span text:style-name="T37">stage 2 build</text:span><text:s/>qui :</text:p>
        </text:list-item>
        <text:list-item>
          <text:p text:style-name="P38">build l’image ghcr.io/${{ github.repository }}:ci,</text:p>
        </text:list-item>
        <text:list-item>
          <text:p text:style-name="P39">exécute docker run --rm (le smoke doit retourner 0).<text:line-break/>Ne modifie<text:s/><text:span text:style-name="T40">pas</text:span><text:s/>la logique des tests existants, réutilise smoke_test.py déjà présent. Donne<text:s/><text:span text:style-name="T41">le Dockerfile</text:span><text:s/>final + la section YAML du job.<text:s/><text:a xlink:href="https://github.com/ZahamIzaz/emploi_temps_cicd" office:target-frame-name="_blank" xlink:show="new"><text:span text:style-name="Lienhypertexte">GitHub</text:span></text:a></text:p>
        </text:list-item>
      </text:list>
      <text:p text:style-name="Normal"><draw:custom-shape svg:x="0in" svg:y="0in" svg:width="45.51042in" svg:height="0.00139in" draw:z-index="0" draw:id="id2" draw:style-name="a2" draw:name="Horizontal Line 39" text:anchor-type="as-char"><svg:title/><svg:desc/><draw:enhanced-geometry draw:type="non-primitive" svg:viewBox="0 0 21600 21600" draw:enhanced-path="M 0 0 L 21600 0 21600 21600 0 21600 Z N"/></draw:custom-shape></text:p>
      <text:p text:style-name="P42">3) (Optionnel) Stage build — exécutable PyInstaller</text:p>
      <text:p text:style-name="Normal">Si un build<text:s/><text:span text:style-name="T43">PyInstaller</text:span><text:s/>est demandé, ajoute un job<text:s/><text:span text:style-name="T44">Build Executable</text:span><text:s/>(Ubuntu) juste après Docker dans le stage build :</text:p>
      <text:list text:style-name="LFO5" text:continue-numbering="true">
        <text:list-item>
          <text:p text:style-name="P45">installe python3-tk et patchelf,</text:p>
        </text:list-item>
        <text:list-item>
          <text:p text:style-name="P46">installe deps,</text:p>
        </text:list-item>
        <text:list-item>
          <text:p text:style-name="P47">build un exécutable<text:s/><text:span text:style-name="T48">console</text:span><text:s/>(headless). S’il n’existe pas de spec file, crée wigor.spec minimal ou utilise build_exe.py déjà présent ; upload l’exe en artifact.<text:line-break/>Retourne les fichiers ajoutés/modifiés<text:s/><text:span text:style-name="T49">au complet</text:span><text:s/>(wigor.spec si créé, section YAML).<text:s/><text:a xlink:href="https://github.com/ZahamIzaz/emploi_temps_cicd" office:target-frame-name="_blank" xlink:show="new"><text:span text:style-name="Lienhypertexte">GitHub</text:span></text:a></text:p>
        </text:list-item>
      </text:list>
      <text:p text:style-name="Normal"><draw:custom-shape svg:x="0in" svg:y="0in" svg:width="45.51042in" svg:height="0.00139in" draw:z-index="0" draw:id="id3" draw:style-name="a3" draw:name="Horizontal Line 40" text:anchor-type="as-char"><svg:title/><svg:desc/><draw:enhanced-geometry draw:type="non-primitive" svg:viewBox="0 0 21600 21600" draw:enhanced-path="M 0 0 L 21600 0 21600 21600 0 21600 Z N"/></draw:custom-shape></text:p>
      <text:p text:style-name="P50">4) Stage deploy (uniquement si stage 1 &amp; 2 verts)</text:p>
      <text:p text:style-name="Normal">Ajoute un<text:s/><text:span text:style-name="T51">stage 3 deploy</text:span><text:s/>avec 2 jobs<text:s/><text:span text:style-name="T52">conditionnels</text:span><text:s/>:</text:p>
      <text:list text:style-name="LFO6" text:continue-numbering="true">
        <text:list-item>
          <text:p text:style-name="P53"><text:span text:style-name="T54">Create Release</text:span><text:s/>(uniquement si tag v*) : crée une<text:s/><text:span text:style-name="T55">GitHub Release</text:span><text:s/>et attache les artifacts (exécutable si présent).</text:p>
        </text:list-item>
        <text:list-item>
          <text:p text:style-name="P56"><text:span text:style-name="T57">Deploy to Registry</text:span><text:s/>: push l’image Docker sur<text:s/><text:span text:style-name="T58">GHCR</text:span><text:s/>avec tags latest et ${{ github.ref_name }}.<text:line-break/>Contraintes :</text:p>
        </text:list-item>
        <text:list-item>
          <text:p text:style-name="P59">permissions: packages: write, contents: write.</text:p>
        </text:list-item>
        <text:list-item>
          <text:p text:style-name="P60">deploy<text:s/><text:span text:style-name="T61">needs</text:span><text:s/>tous les jobs du stage build.<text:line-break/>Retourne la section YAML complète.<text:s/><text:a xlink:href="https://github.com/ZahamIzaz/emploi_temps_cicd" office:target-frame-name="_blank" xlink:show="new"><text:span text:style-name="Lienhypertexte">GitHub</text:span></text:a></text:p>
        </text:list-item>
      </text:list>
      <text:p text:style-name="Normal"><draw:custom-shape svg:x="0in" svg:y="0in" svg:width="45.51042in" svg:height="0.00139in" draw:z-index="0" draw:id="id4" draw:style-name="a4" draw:name="Horizontal Line 41" text:anchor-type="as-char"><svg:title/><svg:desc/><draw:enhanced-geometry draw:type="non-primitive" svg:viewBox="0 0 21600 21600" draw:enhanced-path="M 0 0 L 21600 0 21600 21600 0 21600 Z N"/></draw:custom-shape></text:p>
      <text:p text:style-name="P62">5) Stabiliser les Unit Tests (si le job rouge persiste)</text:p>
      <text:p text:style-name="Normal">Rends les tests unitaires<text:s/><text:span text:style-name="T63">hermétiques</text:span><text:s/>:</text:p>
      <text:list text:style-name="LFO7" text:continue-numbering="true">
        <text:list-item>
          <text:p text:style-name="P64">aucun import qui ouvre une GUI,</text:p>
        </text:list-item>
        <text:list-item>
          <text:p text:style-name="P65">pas d’appel réseau réel (mocke requests si nécessaire),</text:p>
        </text:list-item>
        <text:list-item>
          <text:p text:style-name="P66">chemins de fixtures robustes (utilise importlib.resources),</text:p>
        </text:list-item>
        <text:list-item>
          <text:p text:style-name="P67">assertions déterministes (pas d’ordre non garanti).<text:line-break/>Donne les<text:s/><text:span text:style-name="T68">fichiers de tests</text:span><text:s/>modifiés<text:s/><text:span text:style-name="T69">au complet</text:span><text:s/>(garde les noms existants : test_clean_days.py, test_integration.py, etc.) sans toucher au<text:s/><text:span text:style-name="T70">stage</text:span><text:s/>YAML.<text:s/><text:a xlink:href="https://github.com/ZahamIzaz/emploi_temps_cicd" office:target-frame-name="_blank" xlink:show="new"><text:span text:style-name="Lienhypertexte">GitHub</text:span></text:a></text:p>
        </text:list-item>
      </text:list>
      <text:p text:style-name="Normal"><draw:custom-shape svg:x="0in" svg:y="0in" svg:width="45.51042in" svg:height="0.00139in" draw:z-index="0" draw:id="id5" draw:style-name="a5" draw:name="Horizontal Line 42" text:anchor-type="as-char"><svg:title/><svg:desc/><draw:enhanced-geometry draw:type="non-primitive" svg:viewBox="0 0 21600 21600" draw:enhanced-path="M 0 0 L 21600 0 21600 21600 0 21600 Z N"/></draw:custom-shape></text:p>
      <text:p text:style-name="P71">6) Dossier preuves de travail (exigence Workshop)</text:p>
      <text:p text:style-name="Normal">Génère/complete CICD_PIPELINE.md (ou PROMPTS.md) avec :</text:p>
      <text:list text:style-name="LFO8" text:continue-numbering="true">
        <text:list-item>
          <text:p text:style-name="P72"><text:span text:style-name="T73">tous les prompts</text:span><text:s/>utilisés (ceux-ci),</text:p>
        </text:list-item>
        <text:list-item>
          <text:p text:style-name="P74">schéma simple des<text:s/><text:span text:style-name="T75">3 stages</text:span><text:s/>+ dépendances,</text:p>
        </text:list-item>
        <text:list-item>
          <text:p text:style-name="P76">captures/émoticônes OK pour l’oral,</text:p>
        </text:list-item>
        <text:list-item>
          <text:p text:style-name="P77">check-list “Quality Gate avant déploiement”,</text:p>
        </text:list-item>
        <text:list-item>
          <text:p text:style-name="P78">lien vers le run Actions de référence.<text:line-break/>Donne le<text:s/><text:span text:style-name="T79">markdown final</text:span>.<text:s/><text:a xlink:href="https://github.com/ZahamIzaz/emploi_temps_cicd" office:target-frame-name="_blank" xlink:show="new"><text:span text:style-name="Lienhypertexte">GitHub</text:span></text:a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ziz Hamza</meta:initial-creator>
    <dc:creator>Aziz Hamza</dc:creator>
    <meta:creation-date>2025-10-16T08:20:00Z</meta:creation-date>
    <dc:date>2025-10-16T08:21:00Z</dc:date>
    <meta:template xlink:href="Normal" xlink:type="simple"/>
    <meta:editing-cycles>1</meta:editing-cycles>
    <meta:editing-duration>PT60S</meta:editing-duration>
    <meta:document-statistic meta:page-count="3" meta:paragraph-count="9" meta:word-count="716" meta:character-count="4646" meta:row-count="32" meta:non-whitespace-character-count="3939"/>
  </office:meta>
</office:document-meta>
</file>